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48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1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16" style:family="table-cell" style:parent-style-name="Weapon_20_system">
      <style:map style:condition="is-true-formula(LEFT([$Weapons.$A1]0.1)=&quot;&lt;&quot;)" style:apply-style-name="Weapon_20_system" style:base-cell-address="Weapons.A1"/>
    </style:style>
    <style:style style:name="ce17" style:family="table-cell" style:parent-style-name="Default">
      <style:map style:condition="is-true-formula(LEFT([$Weapons.$A1]0.1)=&quot;&lt;&quot;)" style:apply-style-name="Weapon_20_system" style:base-cell-address="Weapons.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LEFT([$Weapons.$A1]0.1)=&quot;&lt;&quot;)" style:apply-style-name="Weapon_20_system" style:base-cell-address="Weapons.A1"/>
    </style:style>
    <style:style style:name="ce19" style:family="table-cell" style:parent-style-name="Default">
      <style:text-properties fo:font-weight="bold" style:font-weight-asian="bold" style:font-weight-complex="bold"/>
      <style:map style:condition="is-true-formula(LEFT([$Weapons.$A1]0.1)=&quot;&lt;&quot;)" style:apply-style-name="Weapon_20_system" style:base-cell-address="Weapons.A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map style:condition="is-true-formula(LEFT([$Weapons.$A9]0.1)=&quot;&lt;&quot;)" style:apply-style-name="Weapon_20_system" style:base-cell-address="Storage.A9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Commander</text:p>
          </table:table-cell>
          <table:table-cell table:style-name="ce1" office:value-type="string" calcext:value-type="string">
            <text:p>Oblast</text:p>
          </table:table-cell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&lt;3rd Tank Brigad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UA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Brigade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[.B3]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[.B5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[.B6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[.B7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[.B9]" office:value-type="float" office:value="42" calcext:value-type="float">
            <text:p>4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[.B11]"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[.B12]"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elin</text:p>
          </table:table-cell>
          <table:table-cell office:value-type="float" office:value="12" calcext:value-type="float">
            <text:p>12</text:p>
          </table:table-cell>
          <table:table-cell table:formula="of:=[.B13]"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leka-100</text:p>
          </table:table-cell>
          <table:table-cell office:value-type="float" office:value="6" calcext:value-type="float">
            <text:p>6</text:p>
          </table:table-cell>
          <table:table-cell table:formula="of:=[.B14]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[.B15]"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[.B16]" office:value-type="float" office:value="405" calcext:value-type="float">
            <text:p>40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[.B17]" office:value-type="float" office:value="48" calcext:value-type="float">
            <text:p>4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&lt;1st Guard Tank Regiment</text:p>
          </table:table-cell>
          <table:table-cell/>
          <table:table-cell office:value-type="string" calcext:value-type="string">
            <text:p>RU</text:p>
          </table:table-cell>
          <table:table-cell/>
          <table:table-cell office:value-type="string" calcext:value-type="string">
            <text:p>Kharkiv</text:p>
          </table:table-cell>
          <table:table-cell office:value-type="string" calcext:value-type="string">
            <text:p>Regiment</text:p>
          </table:table-cell>
        </table:table-row>
        <table:table-row table:style-name="ro1">
          <table:table-cell office:value-type="string" calcext:value-type="string">
            <text:p>82mmMortar</text:p>
          </table:table-cell>
          <table:table-cell office:value-type="float" office:value="32" calcext:value-type="float">
            <text:p>32</text:p>
          </table:table-cell>
          <table:table-cell table:formula="of:=ROUND([.B19]/2)"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mmMortar</text:p>
          </table:table-cell>
          <table:table-cell office:value-type="float" office:value="16" calcext:value-type="float">
            <text:p>16</text:p>
          </table:table-cell>
          <table:table-cell table:formula="of:=ROUND([.B20]/2)"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-CM</text:p>
          </table:table-cell>
          <table:table-cell office:value-type="float" office:value="6" calcext:value-type="float">
            <text:p>6</text:p>
          </table:table-cell>
          <table:table-cell table:formula="of:=ROUND([.B21]/2)"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-17</text:p>
          </table:table-cell>
          <table:table-cell office:value-type="float" office:value="12" calcext:value-type="float">
            <text:p>12</text:p>
          </table:table-cell>
          <table:table-cell table:formula="of:=ROUND([.B22]/2)"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tsia</text:p>
          </table:table-cell>
          <table:table-cell office:value-type="float" office:value="9" calcext:value-type="float">
            <text:p>9</text:p>
          </table:table-cell>
          <table:table-cell table:formula="of:=ROUND([.B23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1</text:p>
          </table:table-cell>
          <table:table-cell office:value-type="float" office:value="64" calcext:value-type="float">
            <text:p>64</text:p>
          </table:table-cell>
          <table:table-cell table:formula="of:=ROUND([.B24]/2)"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42" calcext:value-type="float">
            <text:p>42</text:p>
          </table:table-cell>
          <table:table-cell table:formula="of:=ROUND([.B25]/2)"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</text:p>
          </table:table-cell>
          <table:table-cell office:value-type="float" office:value="9" calcext:value-type="float">
            <text:p>9</text:p>
          </table:table-cell>
          <table:table-cell table:formula="of:=ROUND([.B26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zdika</text:p>
          </table:table-cell>
          <table:table-cell office:value-type="float" office:value="9" calcext:value-type="float">
            <text:p>9</text:p>
          </table:table-cell>
          <table:table-cell table:formula="of:=ROUND([.B27]/2)"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la</text:p>
          </table:table-cell>
          <table:table-cell office:value-type="float" office:value="60" calcext:value-type="float">
            <text:p>60</text:p>
          </table:table-cell>
          <table:table-cell table:formula="of:=ROUND([.B28]/2)"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drones</text:p>
          </table:table-cell>
          <table:table-cell office:value-type="float" office:value="200" calcext:value-type="float">
            <text:p>200</text:p>
          </table:table-cell>
          <table:table-cell table:formula="of:=ROUND([.B29]/2)"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d</text:p>
          </table:table-cell>
          <table:table-cell office:value-type="float" office:value="405" calcext:value-type="float">
            <text:p>405</text:p>
          </table:table-cell>
          <table:table-cell table:formula="of:=ROUND([.B30]/2)" office:value-type="float" office:value="203" calcext:value-type="float">
            <text:p>203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72B3</text:p>
          </table:table-cell>
          <table:table-cell office:value-type="float" office:value="48" calcext:value-type="float">
            <text:p>48</text:p>
          </table:table-cell>
          <table:table-cell table:formula="of:=ROUND([.B31]/2)"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table:number-columns-repeated="2"/>
        </table:table-row>
      </table:table>
      <table:table table:name="Weapons" table:style-name="ta1">
        <table:table-column table:style-name="co4" table:default-cell-style-name="ce17"/>
        <table:table-column table:style-name="co3" table:number-columns-repeated="4" table:default-cell-style-name="ce18"/>
        <table:table-column table:style-name="co5" table:default-cell-style-name="ce17"/>
        <table:table-column table:style-name="co3" table:number-columns-repeated="2" table:default-cell-style-name="ce17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Domain</text:p>
          </table:table-cell>
          <table:table-cell table:style-name="ce15" office:value-type="string" calcext:value-type="string">
            <text:p>Soft</text:p>
          </table:table-cell>
          <table:table-cell table:style-name="ce15" office:value-type="string" calcext:value-type="string">
            <text:p>Hard</text:p>
          </table:table-cell>
          <table:table-cell table:style-name="ce15" office:value-type="string" calcext:value-type="string">
            <text:p>AA</text:p>
          </table:table-cell>
          <table:table-cell table:style-name="ce15" office:value-type="string" calcext:value-type="string">
            <text:p>Range</text:p>
          </table:table-cell>
          <table:table-cell table:style-name="ce15" office:value-type="string" calcext:value-type="string">
            <text:p>Type</text:p>
          </table:table-cell>
          <table:table-cell table:style-name="ce19" office:value-type="string" calcext:value-type="string">
            <text:p>Comments</text:p>
          </table:table-cell>
        </table:table-row>
        <table:table-row table:style-name="ro1">
          <table:table-cell table:style-name="ce16" office:value-type="string" calcext:value-type="string">
            <text:p>&lt;BMP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BMP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F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UOF8</text:p>
          </table:table-cell>
          <table:table-cell office:value-type="string" calcext:value-type="string">
            <text:p>Ground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OR6</text:p>
          </table:table-cell>
          <table:table-cell office:value-type="string" calcext:value-type="string">
            <text:p>Ground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0,0.2,1200,0.4,400,0.7,100,0.9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T72B3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2A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VBM3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6,400,0.6,100,0.9</text:p>
          </table:table-cell>
          <table:table-cell/>
          <table:table-cell office:value-type="string" calcext:value-type="string">
            <text:p>#APFSDS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0,0.6,1200,0.7,400,0.7,100,0.9</text:p>
          </table:table-cell>
          <table:table-cell/>
          <table:table-cell office:value-type="string" calcext:value-type="string">
            <text:p>#H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:PK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82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mmHE</text:p>
          </table:table-cell>
          <table:table-cell office:value-type="string" calcext:value-type="string">
            <text:p>Groun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120mm</text:p>
          </table:table-cell>
          <table:table-cell office:value-type="string" calcext:value-type="string">
            <text:p>t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0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katsi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Gvozdik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mmHE</text:p>
          </table:table-cell>
          <table:table-cell office:value-type="string" calcext:value-type="string">
            <text:p>Ground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LRS</text:p>
          </table:table-cell>
          <table:table-cell/>
        </table:table-row>
        <table:table-row table:style-name="ro1">
          <table:table-cell office:value-type="string" calcext:value-type="string">
            <text:p>:BM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mmHE</text:p>
          </table:table-cell>
          <table:table-cell office:value-type="string" calcext:value-type="string">
            <text:p>Ground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00,0.5,600,0.3,200,0.3,50,0.8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MANPADS</text:p>
          </table:table-cell>
          <table:table-cell/>
        </table:table-row>
        <table:table-row table:style-name="ro1">
          <table:table-cell office:value-type="string" calcext:value-type="string">
            <text:p>:Igla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Rocket</text:p>
          </table:table-cell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Javelin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TGM</text:p>
          </table:table-cell>
          <table:table-cell/>
        </table:table-row>
        <table:table-row table:style-name="ro1">
          <table:table-cell office:value-type="string" calcext:value-type="string">
            <text:p>:FGM-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0,0.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Microdrones</text:p>
          </table:table-cell>
          <table:table-cell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1-CM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A1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Leleka-100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Drone</text:p>
          </table:table-cell>
          <table:table-cell/>
        </table:table-row>
        <table:table-row table:style-name="ro1">
          <table:table-cell office:value-type="string" calcext:value-type="string">
            <text:p>:LelekaBom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AGS-17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Artillery</text:p>
          </table:table-cell>
          <table:table-cell/>
        </table:table-row>
        <table:table-row table:style-name="ro1">
          <table:table-cell office:value-type="string" calcext:value-type="string">
            <text:p>:AGSTu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ade_30mm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0,0.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Squad</text:p>
          </table:table-cell>
          <table:table-cell office:value-type="float" office:value="50" calcext:value-type="float">
            <text:p>5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Infantry</text:p>
          </table:table-cell>
          <table:table-cell/>
        </table:table-row>
        <table:table-row table:style-name="ro1">
          <table:table-cell office:value-type="string" calcext:value-type="string">
            <text:p>:A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PK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AR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,0.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&lt;Car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Vehicle</text:p>
          </table:table-cell>
          <table:table-cell/>
        </table:table-row>
        <table:table-row table:style-name="ro1" table:number-rows-repeated="104850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Weapons.A1:Weapons.H1048576">
            <calcext:condition calcext:apply-style-name="Weapon system" calcext:value="formula-is(LEFT([$Weapons.$A1]0.1)=&quot;&lt;&quot;)" calcext:base-cell-address="Weapons.A1"/>
          </calcext:conditional-format>
        </calcext:conditional-formats>
      </table:table>
      <table:table table:name="Storage" table:style-name="ta1">
        <table:table-column table:style-name="co6" table:default-cell-style-name="ce9"/>
        <table:table-column table:style-name="co7" table:number-columns-repeated="2" table:default-cell-style-name="Default"/>
        <table:table-row table:style-name="ro1"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UA</text:p>
          </table:table-cell>
          <table:table-cell table:style-name="ce20" office:value-type="string" calcext:value-type="string">
            <text:p>RU</text:p>
          </table:table-cell>
        </table:table-row>
        <table:table-row table:style-name="ro1">
          <table:table-cell table:style-name="Default" office:value-type="string" calcext:value-type="string">
            <text:p>3UOF8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UOR6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BM3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3VOF22</text:p>
          </table:table-cell>
          <table:table-cell table:number-columns-repeated="2" office:value-type="float" office:value="3000000" calcext:value-type="float">
            <text:p>3000000</text:p>
          </table:table-cell>
        </table:table-row>
        <table:table-row table:style-name="ro1">
          <table:table-cell table:style-name="Default" office:value-type="string" calcext:value-type="string">
            <text:p>Ball</text:p>
          </table:table-cell>
          <table:table-cell table:number-columns-repeated="2" office:value-type="float" office:value="30000000" calcext:value-type="float">
            <text:p>30000000</text:p>
          </table:table-cell>
        </table:table-row>
        <table:table-row table:style-name="ro1">
          <table:table-cell table:style-name="Default" office:value-type="string" calcext:value-type="string">
            <text:p>&lt;BMP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BMP1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F8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UOR6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T72B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BM3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3VOF22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82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120mmMort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katsi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vozdik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5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Gr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122mm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Igla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ARocke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Javelin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Microdrones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1-C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Leleka-100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AGS-17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Granade_30mm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Squad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&lt;Car</text:p>
          </table:table-cell>
          <table:table-cell table:number-columns-repeated="2" office:value-type="float" office:value="10000" calcext:value-type="float">
            <text:p>100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orage.A9:Storage.A39">
            <calcext:condition calcext:apply-style-name="Weapon system" calcext:value="formula-is(LEFT([$Weapons.$A9]0.1)=&quot;&lt;&quot;)" calcext:base-cell-address="Storage.A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Weapon_20_system" style:display-name="Weapon system" style:family="table-cell" style:parent-style-name="Default">
      <style:table-cell-properties fo:background-color="#b7b3ca" style:diagonal-bl-tr="none" style:diagonal-tl-br="none"/>
    </style:style>
    <style:style style:name="Devic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4:52:36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5T17:07:22.872000000</meta:creation-date>
    <dc:date>2024-04-23T18:50:50.126000000</dc:date>
    <meta:editing-duration>PT9H27M30S</meta:editing-duration>
    <meta:editing-cycles>34</meta:editing-cycles>
    <meta:generator>LibreOffice/7.6.5.2$Windows_X86_64 LibreOffice_project/38d5f62f85355c192ef5f1dd47c5c0c0c6d6598b</meta:generator>
    <meta:document-statistic meta:table-count="3" meta:cell-count="484" meta:object-count="0"/>
  </office:meta>
</office:document-meta>
</file>